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 Nerd" svg:font-family="'JetBrains Mono Nerd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weight="bold" officeooo:rsid="00016466" officeooo:paragraph-rsid="0001646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style="italic" fo:font-weight="normal" officeooo:rsid="003153b8" officeooo:paragraph-rsid="003153b8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eeeeee" loext:opacity="100%" style:font-name="Nunito Sans" fo:font-style="italic" fo:font-weight="normal" officeooo:rsid="00016466" officeooo:paragraph-rsid="00016466" style:font-style-asian="italic" style:font-weight-asian="normal" style:font-style-complex="italic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3153b8" officeooo:paragraph-rsid="003153b8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3153b8" officeooo:paragraph-rsid="00320eb1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320eb1" officeooo:paragraph-rsid="00320eb1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eeeeee" loext:opacity="100%" style:font-name="Nunito Sans" fo:font-style="normal" fo:font-weight="normal" officeooo:rsid="001a4eef" officeooo:paragraph-rsid="001a4eef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weight="normal" officeooo:rsid="00320eb1" officeooo:paragraph-rsid="00320e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20eb1"/>
    </style:style>
    <style:style style:name="T3" style:family="text">
      <style:text-properties fo:color="#eeeeee" loext:opacity="100%" style:font-name="Nunito Sans" fo:font-style="normal" fo:font-weight="normal" officeooo:rsid="003153b8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Graphics</text:p>
      <text:p text:style-name="P2">Light and Shadow</text:p>
      <text:p text:style-name="P3"/>
      <text:list text:style-name="L1">
        <text:list-item>
          <text:p text:style-name="P4">Create the <text:span text:style-name="T1">light.hpp </text:span>file containing a <text:span text:style-name="T1">Light </text:span>struct with the standard init(), destroy() and bind() functions. It should encapsulate all the data <text:span text:style-name="T2">and functionality</text:span> that is currently floating around in the Engine struct. <text:span text:style-name="T2">Add the appropriate uniforms to our shaders (both default and shadow pipelines).</text:span></text:p>
          <text:p text:style-name="P4"/>
          <text:p text:style-name="P4">GLuint _shadow_width = 512;</text:p>
          <text:p text:style-name="P4">GLuint _shadow_height = 512;</text:p>
          <text:p text:style-name="P4">GLuint _shadow_texture; // cube map (6 textures)</text:p>
          <text:p text:style-name="P4">std::array&lt;glm::mat4x4, 6&gt; _shadow_views;</text:p>
          <text:p text:style-name="P5">glm::mat4x4 _shadow_projection;<text:span text:style-name="T3"/></text:p>
          <text:p text:style-name="P5">// <text:span text:style-name="T2">the following ones need to be uniforms in shaders as well</text:span></text:p>
          <text:p text:style-name="P4">glm::vec3 _shadow_position = {1.0, 3.0, -0.5};</text:p>
          <text:p text:style-name="P6">float light_range; // (new)</text:p>
          <text:p text:style-name="P6">vec3 light_color; // (new)</text:p>
        </text:list-item>
      </text:list>
      <text:p text:style-name="P7"/>
      <text:list text:continue-numbering="true" text:style-name="L1">
        <text:list-item>
          <text:p text:style-name="P8"><text:span text:style-name="T4">Render two lights at once, each with their own shadow map. Place the lights in different positions such that the cast shadows are different. </text:span></text:p>
          <text:p text:style-name="P8"><text:span text:style-name="T4">Think about how to mix the light colors within the shader, since each light will contribute to </text:span><text:span text:style-name="T5">diffuse </text:span><text:span text:style-name="T4">and </text:span><text:span text:style-name="T5">specular </text:span><text:span text:style-name="T4">color portions of the current pixel differently!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 Nerd" svg:font-family="'JetBrains Mono Nerd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6:32:50.859913221</meta:creation-date>
    <dc:date>2024-12-05T11:21:33.211943594</dc:date>
    <meta:editing-duration>PT2H41M39S</meta:editing-duration>
    <meta:editing-cycles>37</meta:editing-cycles>
    <meta:generator>LibreOffice/24.8.3.2$Linux_X86_64 LibreOffice_project/480$Build-2</meta:generator>
    <meta:print-date>2024-11-21T10:30:20.310643273</meta:print-date>
    <meta:printed-by>PDF files</meta:printed-by>
    <meta:document-statistic meta:table-count="0" meta:image-count="0" meta:object-count="0" meta:page-count="1" meta:paragraph-count="14" meta:word-count="149" meta:character-count="975" meta:non-whitespace-character-count="841"/>
  </office:meta>
</office:document-meta>
</file>